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8b9" officeooo:paragraph-rsid="000ae8b9"/>
    </style:style>
    <style:style style:name="P2" style:family="paragraph" style:parent-style-name="Standard">
      <style:text-properties officeooo:rsid="000c960c" officeooo:paragraph-rsid="000c960c"/>
    </style:style>
    <style:style style:name="P3" style:family="paragraph" style:parent-style-name="Standard">
      <style:text-properties officeooo:rsid="000c960c" officeooo:paragraph-rsid="000cc57d"/>
    </style:style>
    <style:style style:name="P4" style:family="paragraph" style:parent-style-name="Standard">
      <style:text-properties officeooo:rsid="000e09af" officeooo:paragraph-rsid="000e09af"/>
    </style:style>
    <style:style style:name="P5" style:family="paragraph" style:parent-style-name="Standard">
      <style:paragraph-properties fo:text-align="center" style:justify-single-word="false"/>
      <style:text-properties officeooo:rsid="000e09af" officeooo:paragraph-rsid="000e09af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fo:font-size="13.5pt"/>
    </style:style>
    <style:style style:name="P8" style:family="paragraph" style:parent-style-name="Text_20_body">
      <style:text-properties officeooo:rsid="000ae8b9" officeooo:paragraph-rsid="000ae8b9"/>
    </style:style>
    <style:style style:name="P9" style:family="paragraph" style:parent-style-name="Text_20_body">
      <style:paragraph-properties fo:margin-top="0in" fo:margin-bottom="0in" loext:contextual-spacing="false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cc57d"/>
    </style:style>
    <style:style style:name="T2" style:family="text">
      <style:text-properties fo:font-size="15pt"/>
    </style:style>
    <style:style style:name="T3" style:family="text">
      <style:text-properties fo:font-size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tle:</text:p>
      <text:p text:style-name="P4"/>
      <text:p text:style-name="P4">Basic Linux Commands</text:p>
      <text:p text:style-name="P4"/>
      <text:p text:style-name="P5">Subtitle:</text:p>
      <text:p text:style-name="P4"/>
      <text:p text:style-name="P4">The ten most used and useful linux commands</text:p>
      <text:p text:style-name="P4"/>
      <text:p text:style-name="P5">Body:</text:p>
      <text:p text:style-name="P4"/>
      <text:p text:style-name="P1"/>
      <text:p text:style-name="P1">Go somewhere ==&gt; cd &lt;path_to_somewhere&gt;</text:p>
      <text:p text:style-name="P1"/>
      <text:p text:style-name="P2">Go to parent directory ==&gt; cd ..</text:p>
      <text:p text:style-name="P1"/>
      <text:p text:style-name="P1">What is in here ==&gt; ls</text:p>
      <text:p text:style-name="P1"/>
      <text:p text:style-name="P1">Where am I ==&gt; pwd</text:p>
      <text:p text:style-name="P1"/>
      <text:p text:style-name="P1">Create a file ==&gt; touch &lt;file_name&gt;</text:p>
      <text:p text:style-name="P1"/>
      <text:p text:style-name="P1">Create directory ==&gt; mkdir &lt;directory_name&gt;</text:p>
      <text:p text:style-name="P1"/>
      <text:p text:style-name="P1">Remove empty directory ==&gt; rmdir &lt;directory_name&gt;</text:p>
      <text:p text:style-name="P1"/>
      <text:p text:style-name="P1">Remove non-empty directory ==&gt; rm -rf &lt;directory_name&gt;</text:p>
      <text:p text:style-name="P1"/>
      <text:p text:style-name="P2">Install a package ==&gt; sudo apt-get install &lt;package_name&gt;</text:p>
      <text:p text:style-name="P2"/>
      <text:p text:style-name="P3">Install a package <text:span text:style-name="T1">==&gt; pip install &lt;package_name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00:38:02.608266972</meta:creation-date>
    <dc:date>2018-05-05T01:56:46.770045576</dc:date>
    <meta:editing-duration>PT47M53S</meta:editing-duration>
    <meta:editing-cycles>1</meta:editing-cycles>
    <meta:document-statistic meta:table-count="0" meta:image-count="0" meta:object-count="0" meta:page-count="1" meta:paragraph-count="15" meta:word-count="76" meta:character-count="480" meta:non-whitespace-character-count="419"/>
    <meta:generator>LibreOffice/5.1.6.2$Linux_X86_64 LibreOffice_project/10m0$Build-2</meta:generator>
  </office:meta>
</office:document-meta>
</file>